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3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TK_Kanji_list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RTK</text:p>
          </table:table-cell>
          <table:table-cell office:value-type="string" calcext:value-type="string">
            <text:p>Refol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LC</text:p>
          </table:table-cell>
          <table:table-cell office:value-type="string" calcext:value-type="string">
            <text:p>Minna</text:p>
          </table:table-cell>
        </table:table-row>
        <table:table-row table:style-name="ro1">
          <table:table-cell office:value-type="string" calcext:value-type="string">
            <text:p>一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五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月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古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冒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世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胆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亘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旧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肘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卓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貞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貼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児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首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具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貢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刀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子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孔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了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大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夕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汐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外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肖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砕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州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順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氷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願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沼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沖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源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消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湖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吐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圧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埼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照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黒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厘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洞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守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宵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梢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桐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案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昧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墓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兆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先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合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塔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呈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栓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理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鉢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銘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道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格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客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夢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高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涼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荘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牧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言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計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訓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詔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語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弐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成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止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証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堤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鍵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誕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哀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帆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幕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滞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転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雷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妖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鐘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商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敵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匕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比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昆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皆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楷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諧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混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褐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海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乞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剖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識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荒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激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贈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廷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染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賓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蚕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起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記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胞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亀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逐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達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着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堆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集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准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準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午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歓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習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園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回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忘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臆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恵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恐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恒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悼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怖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悔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惧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憧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慕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拓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打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拘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拐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摘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提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研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戒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材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存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丈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又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護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怒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投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技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肢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叔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返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将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授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曖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払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窓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法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室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互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撤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唆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岐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密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嵐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崖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込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分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貧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頒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谷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裕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賞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波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婆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殖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烈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取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最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職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聖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敢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懐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慢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買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寧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渓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蔵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臓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賢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覧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拒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男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勧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賀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協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従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徒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往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彼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稼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秒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秘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委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秀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誘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穀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粘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粒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粧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迷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糧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楼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類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漆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様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筆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筒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答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策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佐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但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体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仕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他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値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倒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偵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僧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儀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伐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傷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褒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付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化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何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荷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腐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座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卒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傘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似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併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易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尼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塀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屈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掘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堀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層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局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刷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沢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択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昼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顧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啓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礼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視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奈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袖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押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神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菓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斤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析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所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祈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折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誓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詐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侵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当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唐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糖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康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群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耐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需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儒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満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漕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昔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奔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憤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焼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畔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判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藤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版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矢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柔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霧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弓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引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弔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弘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強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巧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号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拷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官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交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践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院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隔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堕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控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窒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探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丘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兵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織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繕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緒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絵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絞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結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紀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索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幼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慈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令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齢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冷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領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湧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腕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卵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臼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毀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興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酒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酵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酷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酢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酔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豆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鼓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血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盆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銀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爵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節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退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限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眼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娘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飢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餓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既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呼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評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刈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離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純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頓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辞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梓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璧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執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勢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陵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術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寒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塞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嬢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毒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青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債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俵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潔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醒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姓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性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隆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棒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勤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漢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嘆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錘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念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予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預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兼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遷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覆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門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間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聞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潤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闘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創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非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排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違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韓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軒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除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徐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途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頼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動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痘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痢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痕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癖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枢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欧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形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顔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須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剤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済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赤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甘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某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謀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媒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勘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舞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祖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顕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僕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翼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爆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井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丼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耕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円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角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購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論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柵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抵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底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捕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郵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郷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脈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衆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逓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段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詞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飼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舷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盤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弧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孤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敷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沈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枕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衷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面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誤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極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釈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長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張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展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単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鎖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暖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属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逆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鋼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駒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験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駐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駆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騒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篤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罵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虞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虐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麓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麗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演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関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鬼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魔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朕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遵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罷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且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隷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癒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羞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巳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 style:data-style-name="N2" text:time-value="12:24:21.257543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5-24T12:28:59.364095313</dc:date>
    <meta:editing-duration>PT22M45S</meta:editing-duration>
    <meta:editing-cycles>2</meta:editing-cycles>
    <meta:generator>LibreOffice/7.1.5.2$MacOSX_X86_64 LibreOffice_project/85f04e9f809797b8199d13c421bd8a2b025d52b5</meta:generator>
    <meta:document-statistic meta:table-count="1" meta:cell-count="2206" meta:object-count="0"/>
  </office:meta>
</office:document-meta>
</file>